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hade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impact_spla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impact_spla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pain_sou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pain_sound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alien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alien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reath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g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ble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burp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ea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grun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owl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hurt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isc_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monster_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roar_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cream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>
          <table:table-cell/>
          <table:table-cell office:value-type="string" calcext:value-type="string">
            <text:p>spit_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80-cc0-creature-sfx</text:p>
          </table:table-cell>
        </table:table-row>
        <table:table-row table:style-name="ro1" table:number-rows-repeated="33">
          <table:table-cell table:number-columns-repeated="6"/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00/00/00</text:date>, <text:time style:data-style-name="N2" text:time-value="12:11:58.377274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6T12:28:42.736028887</dc:date>
    <meta:editing-duration>P1DT1H34M55S</meta:editing-duration>
    <meta:editing-cycles>41</meta:editing-cycles>
    <meta:document-statistic meta:table-count="1" meta:cell-count="835" meta:object-count="0"/>
  </office:meta>
</office:document-meta>
</file>